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AmericanTypewriter, Cambria, Ge" svg:font-family="AmericanTypewriter, Cambria, Ge" style:font-family-generic="system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family="paragraph">
      <style:text-properties style:font-name="AmericanTypewriter, Cambria, Ge" fo:color="#282625" fo:font-size="18.5pt" style:font-size-asian="18.5pt"/>
    </style:style>
    <style:style style:name="P7" style:parent-style-name="Standard" style:family="paragraph">
      <style:paragraph-properties fo:margin-top="0.1041in" fo:margin-bottom="0.1041in" fo:margin-left="0.2604in" fo:margin-right="0.2604in">
        <style:tab-stops/>
      </style:paragraph-properties>
    </style:style>
    <style:style style:name="T8" style:parent-style-name="DefaultParagraphFont" style:family="text">
      <style:text-properties style:font-name="Courier New" fo:font-weight="bold" style:font-weight-asian="bold" style:font-weight-complex="bold" fo:color="#000000" fo:font-size="18.5pt" style:font-size-asian="18.5pt"/>
    </style:style>
    <style:style style:name="T9" style:parent-style-name="DefaultParagraphFont" style:family="text">
      <style:text-properties style:font-name="Courier New" fo:color="#000000" fo:font-size="18.5pt" style:font-size-asian="18.5pt"/>
    </style:style>
    <style:style style:name="T10" style:parent-style-name="DefaultParagraphFont" style:family="text">
      <style:text-properties style:font-name="Courier New" fo:color="#000000" style:font-size-complex="8pt"/>
    </style:style>
    <style:style style:name="T11" style:parent-style-name="DefaultParagraphFont" style:family="text">
      <style:text-properties style:font-name="Courier New" fo:color="#000000" fo:font-size="18.5pt" style:font-size-asian="18.5pt"/>
    </style:style>
    <style:style style:name="T12" style:parent-style-name="DefaultParagraphFont" style:family="text">
      <style:text-properties style:font-name="Courier New" fo:font-weight="bold" style:font-weight-asian="bold" style:font-weight-complex="bold" fo:color="#000000" fo:font-size="18.5pt" style:font-size-asian="18.5pt"/>
    </style:style>
    <style:style style:name="T13" style:parent-style-name="DefaultParagraphFont" style:family="text">
      <style:text-properties style:font-name="Courier New" fo:color="#000000" fo:font-size="18.5pt" style:font-size-asian="18.5pt"/>
    </style:style>
    <style:style style:name="T14" style:parent-style-name="DefaultParagraphFont" style:family="text">
      <style:text-properties style:font-name="Courier New" fo:color="#000000" style:font-size-complex="8pt"/>
    </style:style>
    <style:style style:name="T15" style:parent-style-name="DefaultParagraphFont" style:family="text">
      <style:text-properties style:font-name="Courier New" fo:color="#000000" fo:font-size="18.5pt" style:font-size-asian="18.5pt"/>
    </style:style>
    <style:style style:name="T16" style:parent-style-name="DefaultParagraphFont" style:family="text">
      <style:text-properties style:font-name="Courier New" fo:font-weight="bold" style:font-weight-asian="bold" style:font-weight-complex="bold" fo:color="#000000" fo:font-size="18.5pt" style:font-size-asian="18.5pt"/>
    </style:style>
    <style:style style:name="T17" style:parent-style-name="DefaultParagraphFont" style:family="text">
      <style:text-properties style:font-name="Courier New" fo:color="#000000" fo:font-size="18.5pt" style:font-size-asian="18.5pt"/>
    </style:style>
    <style:style style:name="T18" style:parent-style-name="DefaultParagraphFont" style:family="text">
      <style:text-properties style:font-name="Courier New" fo:color="#000000" fo:font-size="14pt" style:font-size-asian="14pt" style:font-size-complex="9pt"/>
    </style:style>
    <style:style style:name="T19" style:parent-style-name="DefaultParagraphFont" style:family="text">
      <style:text-properties style:font-name="Courier New" fo:color="#000000" fo:font-size="18.5pt" style:font-size-asian="18.5pt"/>
    </style:style>
    <style:style style:name="T20" style:parent-style-name="DefaultParagraphFont" style:family="text">
      <style:text-properties style:font-name="Courier New" fo:font-weight="bold" style:font-weight-asian="bold" style:font-weight-complex="bold" fo:color="#000000" fo:font-size="18.5pt" style:font-size-asian="18.5pt"/>
    </style:style>
    <style:style style:name="T21" style:parent-style-name="DefaultParagraphFont" style:family="text">
      <style:text-properties style:font-name="Courier New" fo:color="#000000" fo:font-size="18.5pt" style:font-size-asian="18.5pt"/>
    </style:style>
    <style:style style:name="T22" style:parent-style-name="DefaultParagraphFont" style:family="text">
      <style:text-properties style:font-name="Courier New" fo:color="#000000" fo:font-size="14pt" style:font-size-asian="14pt" style:font-size-complex="9pt"/>
    </style:style>
    <style:style style:name="T23" style:parent-style-name="DefaultParagraphFont" style:family="text">
      <style:text-properties style:font-name="Courier New" fo:color="#000000" fo:font-size="18.5pt" style:font-size-asian="18.5pt"/>
    </style:style>
    <style:style style:name="T24" style:parent-style-name="DefaultParagraphFont" style:family="text">
      <style:text-properties style:font-name="Courier New" fo:font-weight="bold" style:font-weight-asian="bold" style:font-weight-complex="bold" fo:color="#000000" fo:font-size="18.5pt" style:font-size-asian="18.5pt"/>
    </style:style>
    <style:style style:name="T25" style:parent-style-name="DefaultParagraphFont" style:family="text">
      <style:text-properties style:font-name="Courier New" fo:color="#000000" fo:font-size="18.5pt" style:font-size-asian="18.5pt"/>
    </style:style>
    <style:style style:name="T26" style:parent-style-name="DefaultParagraphFont" style:family="text">
      <style:text-properties style:font-name="Courier New" fo:color="#000000" fo:font-size="14pt" style:font-size-asian="14pt" style:font-size-complex="9pt"/>
    </style:style>
    <style:style style:name="T27" style:parent-style-name="DefaultParagraphFont" style:family="text">
      <style:text-properties style:font-name="Courier New" fo:color="#000000" fo:font-size="14pt" style:font-size-asian="14pt" style:font-size-complex="9pt"/>
    </style:style>
    <style:style style:name="T28" style:parent-style-name="DefaultParagraphFont" style:family="text">
      <style:text-properties style:font-name="Courier New" fo:font-weight="bold" style:font-weight-asian="bold" style:font-weight-complex="bold" fo:color="#000000" fo:font-size="18pt" style:font-size-asian="18pt" style:font-size-complex="11pt"/>
    </style:style>
    <style:style style:name="T29" style:parent-style-name="DefaultParagraphFont" style:family="text">
      <style:text-properties style:font-name="Courier New" fo:font-weight="bold" style:font-weight-asian="bold" style:font-weight-complex="bold" fo:color="#000000" fo:font-size="18pt" style:font-size-asian="18pt" style:font-size-complex="11pt"/>
    </style:style>
    <style:style style:name="T30" style:parent-style-name="DefaultParagraphFont" style:family="text">
      <style:text-properties style:font-name="Courier New" fo:font-weight="bold" style:font-weight-asian="bold" style:font-weight-complex="bold" fo:color="#000000" fo:font-size="18pt" style:font-size-asian="18pt" style:font-size-complex="11pt"/>
    </style:style>
    <style:style style:name="T31" style:parent-style-name="DefaultParagraphFont" style:family="text">
      <style:text-properties style:font-name="Courier New" fo:font-weight="bold" style:font-weight-asian="bold" style:font-weight-complex="bold" fo:color="#000000" fo:font-size="22pt" style:font-size-asian="22pt" style:font-size-complex="16pt"/>
    </style:style>
    <style:style style:name="T32" style:parent-style-name="DefaultParagraphFont" style:family="text">
      <style:text-properties style:font-name="Courier New" fo:font-weight="bold" style:font-weight-asian="bold" style:font-weight-complex="bold" fo:color="#000000" fo:font-size="22pt" style:font-size-asian="22pt" style:font-size-complex="16pt"/>
    </style:style>
    <style:style style:name="T33" style:parent-style-name="DefaultParagraphFont" style:family="text">
      <style:text-properties style:font-name="Courier New" fo:color="#000000" fo:font-size="18.5pt" style:font-size-asian="18.5pt"/>
    </style:style>
    <style:style style:name="T34" style:parent-style-name="DefaultParagraphFont" style:family="text">
      <style:text-properties style:font-name="Courier New" fo:color="#000000" fo:font-size="14pt" style:font-size-asian="14pt" style:font-size-complex="9pt"/>
    </style:style>
    <style:style style:name="T35" style:parent-style-name="StrongEmphasis" style:family="text">
      <style:text-properties style:font-name="AmericanTypewriter, Cambria, Ge" fo:font-weight="normal" style:font-weight-asian="normal" fo:color="#282625" fo:font-size="18.5pt" style:font-size-asian="18.5pt"/>
    </style:style>
    <style:style style:name="P36" style:parent-style-name="Textbody" style:family="paragraph">
      <style:paragraph-properties fo:margin-top="0.1041in" fo:margin-bottom="0.1041in" fo:margin-left="0.3229in" fo:margin-right="0.2604in">
        <style:tab-stops/>
      </style:paragraph-properties>
    </style:style>
    <style:style style:name="T37" style:parent-style-name="StrongEmphasis" style:family="text">
      <style:text-properties style:font-name="Courier New" fo:font-weight="normal" style:font-weight-asian="normal" fo:color="#000000" fo:font-size="18.5pt" style:font-size-asian="18.5pt"/>
    </style:style>
    <style:style style:name="P38" style:parent-style-name="Textbody" style:list-style-name="LFO2" style:family="paragraph">
      <style:paragraph-properties fo:margin-bottom="0in" fo:margin-left="0.0625in">
        <style:tab-stops/>
      </style:paragraph-properties>
    </style:style>
    <style:style style:name="T39" style:parent-style-name="StrongEmphasis" style:family="text">
      <style:text-properties style:font-name="AmericanTypewriter, Cambria, Ge" fo:font-weight="normal" style:font-weight-asian="normal" fo:color="#000000" fo:font-size="18.5pt" style:font-size-asian="18.5pt"/>
    </style:style>
    <style:style style:name="P40" style:parent-style-name="Textbody" style:list-style-name="LFO2" style:family="paragraph">
      <style:paragraph-properties fo:margin-bottom="0in" fo:margin-left="0.0625in">
        <style:tab-stops/>
      </style:paragraph-properties>
    </style:style>
    <style:style style:name="T41" style:parent-style-name="StrongEmphasis" style:family="text">
      <style:text-properties style:font-name="AmericanTypewriter, Cambria, Ge" fo:font-weight="normal" style:font-weight-asian="normal" fo:color="#000000" fo:font-size="18.5pt" style:font-size-asian="18.5pt"/>
    </style:style>
    <style:style style:name="P42" style:parent-style-name="Textbody" style:family="paragraph">
      <style:paragraph-properties fo:margin-top="0.1041in" fo:margin-bottom="0.1041in" fo:margin-left="0.3229in" fo:margin-right="0.2604in">
        <style:tab-stops/>
      </style:paragraph-properties>
    </style:style>
    <style:style style:name="T43" style:parent-style-name="StrongEmphasis" style:family="text">
      <style:text-properties style:font-name="Courier New" style:font-weight-complex="normal" fo:color="#000000" fo:font-size="18.5pt" style:font-size-asian="18.5pt"/>
    </style:style>
    <style:style style:name="T44" style:parent-style-name="StrongEmphasis" style:family="text">
      <style:text-properties style:font-name="Courier New" fo:font-weight="normal" style:font-weight-asian="normal" fo:color="#000000" fo:font-size="18.5pt" style:font-size-asian="18.5pt"/>
    </style:style>
    <style:style style:name="T45" style:parent-style-name="StrongEmphasis" style:family="text">
      <style:text-properties style:font-name="Courier New" fo:font-weight="normal" style:font-weight-asian="normal" fo:color="#000000" fo:font-size="18.5pt" style:font-size-asian="18.5pt"/>
    </style:style>
    <style:style style:name="T46" style:parent-style-name="DefaultParagraphFont" style:family="text">
      <style:text-properties style:font-name="Courier New" fo:color="#000000" fo:font-size="14pt" style:font-size-asian="14pt" style:font-size-complex="9pt"/>
    </style:style>
    <style:style style:name="T47" style:parent-style-name="DefaultParagraphFont" style:family="text">
      <style:text-properties style:font-name="Courier New" fo:color="#000000" fo:font-size="18.5pt" style:font-size-asian="18.5pt"/>
    </style:style>
    <style:style style:name="T48" style:parent-style-name="DefaultParagraphFont" style:family="text">
      <style:text-properties style:font-name="Courier New" fo:font-weight="bold" style:font-weight-asian="bold" style:font-weight-complex="bold" fo:color="#000000" fo:font-size="18.5pt" style:font-size-asian="18.5pt"/>
    </style:style>
    <style:style style:name="T49" style:parent-style-name="DefaultParagraphFont" style:family="text">
      <style:text-properties style:font-name="Courier New" fo:color="#000000" fo:font-size="18.5pt" style:font-size-asian="18.5pt"/>
    </style:style>
    <style:style style:name="T50" style:parent-style-name="DefaultParagraphFont" style:family="text">
      <style:text-properties style:font-name="Courier New" fo:color="#000000" fo:font-size="14pt" style:font-size-asian="14pt" style:font-size-complex="9pt"/>
    </style:style>
    <style:style style:name="T51" style:parent-style-name="DefaultParagraphFont" style:family="text">
      <style:text-properties style:font-name="Courier New" fo:color="#000000" fo:font-size="18.5pt" style:font-size-asian="18.5pt"/>
    </style:style>
    <style:style style:name="T52" style:parent-style-name="DefaultParagraphFont" style:family="text">
      <style:text-properties style:font-name="Courier New" fo:font-weight="bold" style:font-weight-asian="bold" style:font-weight-complex="bold" fo:color="#000000" fo:font-size="18.5pt" style:font-size-asian="18.5pt"/>
    </style:style>
    <style:style style:name="T53" style:parent-style-name="DefaultParagraphFont" style:family="text">
      <style:text-properties style:font-name="Courier New" fo:color="#000000" fo:font-size="18.5pt" style:font-size-asian="18.5pt"/>
    </style:style>
    <style:style style:name="T54" style:parent-style-name="DefaultParagraphFont" style:family="text">
      <style:text-properties style:font-name="Courier New" fo:color="#000000" fo:font-size="14pt" style:font-size-asian="14pt" style:font-size-complex="9pt"/>
    </style:style>
    <style:style style:name="T55" style:parent-style-name="DefaultParagraphFont" style:family="text">
      <style:text-properties style:font-name="Courier New" fo:color="#000000" fo:font-size="18.5pt" style:font-size-asian="18.5pt"/>
    </style:style>
    <style:style style:name="T56" style:parent-style-name="DefaultParagraphFont" style:family="text">
      <style:text-properties style:font-name="Courier New" fo:font-weight="bold" style:font-weight-asian="bold" style:font-weight-complex="bold" fo:color="#000000" fo:font-size="18.5pt" style:font-size-asian="18.5pt"/>
    </style:style>
    <style:style style:name="T57" style:parent-style-name="DefaultParagraphFont" style:family="text">
      <style:text-properties style:font-name="Courier New" fo:color="#000000" fo:font-size="18.5pt" style:font-size-asian="18.5pt"/>
    </style:style>
    <style:style style:name="T58" style:parent-style-name="DefaultParagraphFont" style:family="text">
      <style:text-properties style:font-name="Courier New" fo:color="#000000" fo:font-size="14pt" style:font-size-asian="14pt" style:font-size-complex="9pt"/>
    </style:style>
  </office:automatic-styles>
  <office:body>
    <office:text text:use-soft-page-breaks="true">
      <text:p text:style-name="P1"><text:s/>How to install<text:s/>OpenWRT<text:s/>on proxmox</text:p>
      <text:p text:style-name="Standard"><text:a xlink:href="https://i12bretro.github.io/tutorials/0405.html" office:target-frame-name="_top" xlink:show="replace">https://i12bretro.github.io/tutorials/0405.html</text:a></text:p>
      <text:p text:style-name="Standard"/>
      <text:p text:style-name="Standard"/>
      <text:p text:style-name="Standard">Creat vm</text:p>
      <text:list text:style-name="LFO1" text:continue-numbering="true">
        <text:list-item>
          <text:p text:style-name="P2">no firewall</text:p>
        </text:list-item>
        <text:list-item>
          <text:p text:style-name="P3">no harddrive</text:p>
        </text:list-item>
        <text:list-item>
          <text:p text:style-name="P4">create new ethernal</text:p>
        </text:list-item>
        <text:list-item>
          <text:p text:style-name="P5">unused drive remove</text:p>
        </text:list-item>
      </text:list>
      <text:p text:style-name="Standard"/>
      <text:p text:style-name="P6"><text:bookmark-start text:name="li_8700_20_Copy_1"/><text:bookmark-end text:name="li_8700_20_Copy_1"/>Run the following commands in the terminal<text:bookmark-start text:name="li_8700_20"/><text:bookmark-end text:name="li_8700_20"/></text:p>
      <text:p text:style-name="P7"><text:span text:style-name="T8"># lookup the latest stable version number</text:span><text:span text:style-name="T9"><text:line-break/></text:span><text:bookmark-start text:name="copy_0_1"/><text:bookmark-end text:name="copy_0_1"/><text:span text:style-name="T10">regex='&lt;strong&gt;Current Stable Release - OpenWrt ([^/]*)&lt;\/strong&gt;' &amp;&amp; response=$(curl -s https://openwrt.org) &amp;&amp; [[ $response =~ $regex ]] &amp;&amp; stableVersion="${BASH_REMATCH[1]}"</text:span><text:span text:style-name="T11"><text:line-break/></text:span><text:span text:style-name="T12"># download openwrt image</text:span><text:span text:style-name="T13"><text:line-break/></text:span><text:bookmark-start text:name="copy_0_3"/><text:bookmark-end text:name="copy_0_3"/><text:span text:style-name="T14">wget -O openwrt.img.gz https://downloads.openwrt.org/releases/$stableVersion/targets/x86/64/openwrt-$stableVersion-x86-64-generic-ext4-combined.img.gz</text:span><text:span text:style-name="T15"><text:line-break/></text:span><text:span text:style-name="T16"># extract the openwrt img</text:span><text:span text:style-name="T17"><text:line-break/></text:span><text:bookmark-start text:name="copy_0_5"/><text:bookmark-end text:name="copy_0_5"/><text:span text:style-name="T18">gunzip ./openwrt.img.gz</text:span><text:span text:style-name="T19"><text:line-break/></text:span><text:span text:style-name="T20"># rename the extracted img</text:span><text:span text:style-name="T21"><text:line-break/></text:span><text:bookmark-start text:name="copy_0_7"/><text:bookmark-end text:name="copy_0_7"/><text:span text:style-name="T22">mv ./openwrt*.img ./openwrt.raw</text:span><text:span text:style-name="T23"><text:line-break/></text:span><text:span text:style-name="T24"># increase the raw disk to 512 MB</text:span><text:span text:style-name="T25"><text:line-break/></text:span><text:bookmark-start text:name="copy_0_9"/><text:bookmark-end text:name="copy_0_9"/><text:span text:style-name="T26">qemu-img resize -f raw ./openwrt.raw 512M</text:span><text:span text:style-name="T27"><text:line-break/></text:span><text:span text:style-name="T28"># import the disk to the openwrt vm</text:span><text:span text:style-name="T29"><text:line-break/></text:span><text:span text:style-name="T30"># update the vm id and storage device as needed</text:span><text:span text:style-name="T31"><text:line-break/></text:span><text:span text:style-name="T32"># usage: qm importdisk</text:span><text:span text:style-name="T33"><text:line-break/></text:span><text:bookmark-start text:name="copy_0_13"/><text:bookmark-end text:name="copy_0_13"/><text:span text:style-name="T34">qm importdisk 123 openwrt.raw HDD_500GB</text:span></text:p>
      <text:p text:style-name="Standard">attach<text:s/>drive again</text:p>
      <text:p text:style-name="Standard">pointer aus</text:p>
      <text:p text:style-name="Textbody"><text:bookmark-start text:name="li_238996_32_Copy_1"/><text:bookmark-end text:name="li_238996_32_Copy_1"/><text:span text:style-name="T35">Run the following command to change/set the root password</text:span><text:bookmark-start text:name="li_238996_32"/><text:bookmark-end text:name="li_238996_32"/></text:p>
      <text:p text:style-name="P36"><text:bookmark-start text:name="copy_1_0"/><text:bookmark-end text:name="copy_1_0"/><text:span text:style-name="T37">passwd</text:span></text:p>
      <text:list text:style-name="LFO2" text:continue-numbering="true">
        <text:list-item>
          <text:p text:style-name="P38"><text:bookmark-start text:name="li_238996_32_Copy_3"/><text:bookmark-start text:name="li_238996_32_Copy_2"/><text:bookmark-start text:name="li_833408_33"/><text:bookmark-end text:name="li_238996_32_Copy_3"/><text:bookmark-end text:name="li_238996_32_Copy_2"/><text:bookmark-end text:name="li_833408_33"/><text:span text:style-name="T39">Type a new root password twice to set it</text:span></text:p>
        </text:list-item>
        <text:list-item>
          <text:p text:style-name="P40"><text:bookmark-start text:name="li_729198_34_Copy_1"/><text:bookmark-end text:name="li_729198_34_Copy_1"/><text:span text:style-name="T41">Continue the configuration by running the following commands</text:span><text:bookmark-start text:name="li_729198_34"/><text:bookmark-end text:name="li_729198_34"/></text:p>
        </text:list-item>
      </text:list>
      <text:p text:style-name="P42"><text:bookmark-start text:name="copy_2_0"/><text:bookmark-end text:name="copy_2_0"/><text:span text:style-name="T43"># set the lan ip address, use something</text:span><text:span text:style-name="T44"><text:s/>in the same subnet as your LAN</text:span><text:span text:style-name="T45"><text:line-break/></text:span><text:bookmark-start text:name="copy_2_1"/><text:bookmark-end text:name="copy_2_1"/><text:span text:style-name="T46">uci set network.lan.ipaddr='10.10.27.151'</text:span><text:span text:style-name="T47"><text:line-break/></text:span><text:span text:style-name="T48"># restart network services</text:span><text:span text:style-name="T49"><text:line-break/></text:span><text:bookmark-start text:name="copy_2_3"/><text:bookmark-end text:name="copy_2_3"/><text:span text:style-name="T50">service network restart</text:span><text:span text:style-name="T51"><text:line-break/></text:span><text:span text:style-name="T52"># update openwrt packages</text:span><text:span text:style-name="T53"><text:line-break/></text:span><text:bookmark-start text:name="copy_2_5"/><text:bookmark-end text:name="copy_2_5"/><text:span text:style-name="T54">opkg update</text:span><text:span text:style-name="T55"><text:line-break/></text:span><text:span text:style-name="T56"># install the luci web ui</text:span><text:span text:style-name="T57"><text:line-break/></text:span><text:bookmark-start text:name="copy_2_7"/><text:bookmark-end text:name="copy_2_7"/><text:span text:style-name="T58">opkg install luci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AmericanTypewriter, Cambria, Ge" svg:font-family="AmericanTypewriter, Cambria, Ge" style:font-family-generic="system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ehdi Fadaei</dc:creator>
    <meta:creation-date>2023-07-19T15:37:00Z</meta:creation-date>
    <dc:date>2023-11-08T13:54:00Z</dc:date>
    <meta:template xlink:href="Normal.dotm" xlink:type="simple"/>
    <meta:editing-cycles>3</meta:editing-cycles>
    <meta:editing-duration>PT0S</meta:editing-duration>
    <meta:user-defined meta:name="GrammarlyDocumentId">19fe84238fe67f033d55299336c703536501119c3e1ace93d0482131da7a95a9</meta:user-defined>
    <meta:document-statistic meta:page-count="1" meta:paragraph-count="19" meta:word-count="197" meta:character-count="1422" meta:row-count="49" meta:non-whitespace-character-count="1244"/>
  </office:meta>
</office:document-meta>
</file>